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XeonPH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Completion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4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52.1906" calcext:value-type="float">
            <text:p>52.1906</text:p>
          </table:table-cell>
          <table:table-cell table:formula="of:=AVERAGE([.C4:.C10])" office:value-type="float" office:value="63.30264" calcext:value-type="float">
            <text:p>63.302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" office:value-type="float" office:value="62.148" calcext:value-type="float">
            <text:p>62.148</text:p>
          </table:table-cell>
          <table:table-cell/>
          <table:table-cell table:formula="of:=[.D4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2.0295" calcext:value-type="float">
            <text:p>62.02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21]" office:value-type="float" office:value="33.9133" calcext:value-type="float">
            <text:p>33.9133</text:p>
          </table:table-cell>
          <table:table-cell/>
          <table:table-cell table:formula="of:=[.I4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93.6059" calcext:value-type="float">
            <text:p>93.60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D29]" office:value-type="float" office:value="22.29696" calcext:value-type="float">
            <text:p>22.29696</text:p>
          </table:table-cell>
          <table:table-cell/>
          <table:table-cell table:formula="of:=[.I5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8.2699" calcext:value-type="float">
            <text:p>68.26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37]" office:value-type="float" office:value="17.45844" calcext:value-type="float">
            <text:p>17.45844</text:p>
          </table:table-cell>
          <table:table-cell/>
          <table:table-cell table:formula="of:=[.I6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3.1091" calcext:value-type="float">
            <text:p>63.10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D45]" office:value-type="float" office:value="15.53972" calcext:value-type="float">
            <text:p>15.53972</text:p>
          </table:table-cell>
          <table:table-cell/>
          <table:table-cell table:formula="of:=[.I7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70.9141" calcext:value-type="float">
            <text:p>70.91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53]" office:value-type="float" office:value="14.5817" calcext:value-type="float">
            <text:p>14.5817</text:p>
          </table:table-cell>
          <table:table-cell/>
          <table:table-cell table:formula="of:=[.I8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5.0687" calcext:value-type="float">
            <text:p>45.068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D61]" office:value-type="float" office:value="10.91402" calcext:value-type="float">
            <text:p>10.91402</text:p>
          </table:table-cell>
          <table:table-cell/>
          <table:table-cell table:formula="of:=[.I9]" office:value-type="float" office:value="63.30264" calcext:value-type="float">
            <text:p>63.30264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D69]" office:value-type="float" office:value="10.682582" calcext:value-type="float">
            <text:p>10.682582</text:p>
          </table:table-cell>
          <table:table-cell/>
          <table:table-cell table:formula="of:=[.I10]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FastFlow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D77]" office:value-type="float" office:value="10.494226" calcext:value-type="float">
            <text:p>10.494226</text:p>
          </table:table-cell>
          <table:table-cell/>
          <table:table-cell table:formula="of:=[.I11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.2369" calcext:value-type="float">
            <text:p>54.2369</text:p>
          </table:table-cell>
          <table:table-cell/>
          <table:table-cell table:formula="of:=AVERAGE([.C13:.C19])" office:value-type="float" office:value="62.148" calcext:value-type="float">
            <text:p>62.14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85]" office:value-type="float" office:value="10.500848" calcext:value-type="float">
            <text:p>10.500848</text:p>
          </table:table-cell>
          <table:table-cell/>
          <table:table-cell table:formula="of:=[.I12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9.728" calcext:value-type="float">
            <text:p>59.72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93]" office:value-type="float" office:value="6.166552" calcext:value-type="float">
            <text:p>6.166552</text:p>
          </table:table-cell>
          <table:table-cell/>
          <table:table-cell table:formula="of:=[.I13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9.7648" calcext:value-type="float">
            <text:p>69.764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101]" office:value-type="float" office:value="5.39024" calcext:value-type="float">
            <text:p>5.39024</text:p>
          </table:table-cell>
          <table:table-cell/>
          <table:table-cell table:formula="of:=[.I14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0.7365" calcext:value-type="float">
            <text:p>50.736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9]" office:value-type="float" office:value="4.643482" calcext:value-type="float">
            <text:p>4.643482</text:p>
          </table:table-cell>
          <table:table-cell/>
          <table:table-cell table:formula="of:=[.I15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0.1373" calcext:value-type="float">
            <text:p>70.137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7]" office:value-type="float" office:value="4.5837" calcext:value-type="float">
            <text:p>4.5837</text:p>
          </table:table-cell>
          <table:table-cell/>
          <table:table-cell table:formula="of:=[.I16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.3" calcext:value-type="float">
            <text:p>116.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4.179688" calcext:value-type="float">
            <text:p>4.179688</text:p>
          </table:table-cell>
          <table:table-cell/>
          <table:table-cell table:formula="of:=[.I17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.3734" calcext:value-type="float">
            <text:p>60.37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D133]" office:value-type="float" office:value="4.132976" calcext:value-type="float">
            <text:p>4.132976</text:p>
          </table:table-cell>
          <table:table-cell/>
          <table:table-cell table:formula="of:=[.I18]" office:value-type="float" office:value="63.30264" calcext:value-type="float">
            <text:p>63.30264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D141]" office:value-type="float" office:value="4.805742" calcext:value-type="float">
            <text:p>4.805742</text:p>
          </table:table-cell>
          <table:table-cell/>
          <table:table-cell table:formula="of:=[.I19]" office:value-type="float" office:value="63.30264" calcext:value-type="float">
            <text:p>63.30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1693" calcext:value-type="float">
            <text:p>28.1693</text:p>
          </table:table-cell>
          <table:table-cell/>
          <table:table-cell table:formula="of:=AVERAGE([.C21:.C27])" office:value-type="float" office:value="33.9133" calcext:value-type="float">
            <text:p>33.91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5.0357" calcext:value-type="float">
            <text:p>35.03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.8963" calcext:value-type="float">
            <text:p>44.896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0351" calcext:value-type="float">
            <text:p>30.035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0096" calcext:value-type="float">
            <text:p>30.00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8.7588" calcext:value-type="float">
            <text:p>38.75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5.7273" calcext:value-type="float">
            <text:p>35.727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2.4344" calcext:value-type="float">
            <text:p>22.4344</text:p>
          </table:table-cell>
          <table:table-cell table:formula="of:=AVERAGE([.C29:.C35])" office:value-type="float" office:value="22.29696" calcext:value-type="float">
            <text:p>22.296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9833" calcext:value-type="float">
            <text:p>21.98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.411" calcext:value-type="float">
            <text:p>20.4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8966" calcext:value-type="float">
            <text:p>21.89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027" calcext:value-type="float">
            <text:p>20.02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6109" calcext:value-type="float">
            <text:p>30.610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4.7595" calcext:value-type="float">
            <text:p>24.75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8086" calcext:value-type="float">
            <text:p>20.8086</text:p>
          </table:table-cell>
          <table:table-cell/>
          <table:table-cell table:formula="of:=AVERAGE([.C37:.C43])" office:value-type="float" office:value="17.45844" calcext:value-type="float">
            <text:p>17.458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9475" calcext:value-type="float">
            <text:p>18.94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056" calcext:value-type="float">
            <text:p>14.05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.4244" calcext:value-type="float">
            <text:p>17.42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.5465" calcext:value-type="float">
            <text:p>15.546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.9736" calcext:value-type="float">
            <text:p>15.973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4002" calcext:value-type="float">
            <text:p>19.400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4.6363" calcext:value-type="float">
            <text:p>24.6363</text:p>
          </table:table-cell>
          <table:table-cell table:formula="of:=AVERAGE([.C45:.C51])" office:value-type="float" office:value="15.53972" calcext:value-type="float">
            <text:p>15.539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6221" calcext:value-type="float">
            <text:p>12.62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2936" calcext:value-type="float">
            <text:p>10.293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2534" calcext:value-type="float">
            <text:p>31.253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.6815" calcext:value-type="float">
            <text:p>16.681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436" calcext:value-type="float">
            <text:p>12.43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1.3227" calcext:value-type="float">
            <text:p>11.32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315" calcext:value-type="float">
            <text:p>18.1315</text:p>
          </table:table-cell>
          <table:table-cell/>
          <table:table-cell table:formula="of:=AVERAGE([.C53:.C59])" office:value-type="float" office:value="14.5817" calcext:value-type="float">
            <text:p>14.581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7239" calcext:value-type="float">
            <text:p>14.723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726" calcext:value-type="float">
            <text:p>11.872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6559" calcext:value-type="float">
            <text:p>15.655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4211" calcext:value-type="float">
            <text:p>15.421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.9732" calcext:value-type="float">
            <text:p>12.973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1344" calcext:value-type="float">
            <text:p>14.134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3304" calcext:value-type="float">
            <text:p>10.3304</text:p>
          </table:table-cell>
          <table:table-cell table:formula="of:=AVERAGE([.C61:.C67])" office:value-type="float" office:value="10.91402" calcext:value-type="float">
            <text:p>10.914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0512" calcext:value-type="float">
            <text:p>10.051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1882" calcext:value-type="float">
            <text:p>16.188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.9338" calcext:value-type="float">
            <text:p>11.933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0847" calcext:value-type="float">
            <text:p>10.084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0595" calcext:value-type="float">
            <text:p>9.1059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.17" calcext:value-type="float">
            <text:p>12.1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.4035" calcext:value-type="float">
            <text:p>12.4035</text:p>
          </table:table-cell>
          <table:table-cell table:formula="of:=AVERAGE([.C69:.C75])" office:value-type="float" office:value="10.682582" calcext:value-type="float">
            <text:p>10.6825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33548" calcext:value-type="float">
            <text:p>9.3354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22803" calcext:value-type="float">
            <text:p>9.2280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73" calcext:value-type="float">
            <text:p>12.87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6827" calcext:value-type="float">
            <text:p>8.3682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2829" calcext:value-type="float">
            <text:p>11.282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163" calcext:value-type="float">
            <text:p>11.16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1938" calcext:value-type="float">
            <text:p>8.21938</text:p>
          </table:table-cell>
          <table:table-cell/>
          <table:table-cell table:formula="of:=AVERAGE([.C77:.C83])" office:value-type="float" office:value="10.494226" calcext:value-type="float">
            <text:p>10.49422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3304" calcext:value-type="float">
            <text:p>11.330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61045" calcext:value-type="float">
            <text:p>8.6104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7492" calcext:value-type="float">
            <text:p>11.749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9925" calcext:value-type="float">
            <text:p>11.992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8684" calcext:value-type="float">
            <text:p>12.868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78858" calcext:value-type="float">
            <text:p>8.7885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6161" calcext:value-type="float">
            <text:p>7.86161</text:p>
          </table:table-cell>
          <table:table-cell/>
          <table:table-cell table:formula="of:=AVERAGE([.C85:.C91])" office:value-type="float" office:value="10.500848" calcext:value-type="float">
            <text:p>10.50084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1856" calcext:value-type="float">
            <text:p>14.18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0683" calcext:value-type="float">
            <text:p>10.06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03538" calcext:value-type="float">
            <text:p>8.0353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.64656" calcext:value-type="float">
            <text:p>9.646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5684" calcext:value-type="float">
            <text:p>10.568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258" calcext:value-type="float">
            <text:p>12.425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9068" calcext:value-type="float">
            <text:p>5.9068</text:p>
          </table:table-cell>
          <table:table-cell table:formula="of:=AVERAGE([.C93:.C99])" office:value-type="float" office:value="6.166552" calcext:value-type="float">
            <text:p>6.16655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6118" calcext:value-type="float">
            <text:p>6.2611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4909" calcext:value-type="float">
            <text:p>9.0490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3169" calcext:value-type="float">
            <text:p>5.1316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43885" calcext:value-type="float">
            <text:p>6.4388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2005" calcext:value-type="float">
            <text:p>6.2200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00588" calcext:value-type="float">
            <text:p>6.0058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82106" calcext:value-type="float">
            <text:p>7.82106</text:p>
          </table:table-cell>
          <table:table-cell/>
          <table:table-cell table:formula="of:=AVERAGE([.C101:.C107])" office:value-type="float" office:value="5.39024" calcext:value-type="float">
            <text:p>5.3902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40329" calcext:value-type="float">
            <text:p>5.403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52673" calcext:value-type="float">
            <text:p>4.5267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7.25494" calcext:value-type="float">
            <text:p>7.2549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71467" calcext:value-type="float">
            <text:p>4.7146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05157" calcext:value-type="float">
            <text:p>5.05157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1507" calcext:value-type="float">
            <text:p>4.4150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61748" calcext:value-type="float">
            <text:p>4.61748</text:p>
          </table:table-cell>
          <table:table-cell table:formula="of:=AVERAGE([.C109:.C115])" office:value-type="float" office:value="4.643482" calcext:value-type="float">
            <text:p>4.64348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87273" calcext:value-type="float">
            <text:p>4.8727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15839" calcext:value-type="float">
            <text:p>4.158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42179" calcext:value-type="float">
            <text:p>6.4217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.23909" calcext:value-type="float">
            <text:p>5.2390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32972" calcext:value-type="float">
            <text:p>4.32972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44609" calcext:value-type="float">
            <text:p>5.4460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4174" calcext:value-type="float">
            <text:p>3.64174</text:p>
          </table:table-cell>
          <table:table-cell/>
          <table:table-cell table:formula="of:=AVERAGE([.C117:.C123])" office:value-type="float" office:value="4.5837" calcext:value-type="float">
            <text:p>4.583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88681" calcext:value-type="float">
            <text:p>4.8868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.61529" calcext:value-type="float">
            <text:p>5.6152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8256" calcext:value-type="float">
            <text:p>3.825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473" calcext:value-type="float">
            <text:p>3.94473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64607" calcext:value-type="float">
            <text:p>4.64607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5311" calcext:value-type="float">
            <text:p>5.6531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9212" calcext:value-type="float">
            <text:p>4.09212</text:p>
          </table:table-cell>
          <table:table-cell table:formula="of:=AVERAGE([.C125:.C131])" office:value-type="float" office:value="4.179688" calcext:value-type="float">
            <text:p>4.179688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60308" calcext:value-type="float">
            <text:p>3.60308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65541" calcext:value-type="float">
            <text:p>4.6554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107" calcext:value-type="float">
            <text:p>4.010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2862" calcext:value-type="float">
            <text:p>4.3286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4909" calcext:value-type="float">
            <text:p>6.2490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.81159" calcext:value-type="float">
            <text:p>3.8115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35256" calcext:value-type="float">
            <text:p>4.35256</text:p>
          </table:table-cell>
          <table:table-cell table:formula="of:=AVERAGE([.C133:.C139])" office:value-type="float" office:value="4.132976" calcext:value-type="float">
            <text:p>4.13297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43174" calcext:value-type="float">
            <text:p>4.4317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06065" calcext:value-type="float">
            <text:p>4.0606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04534" calcext:value-type="float">
            <text:p>4.04534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48697" calcext:value-type="float">
            <text:p>4.4869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.77459" calcext:value-type="float">
            <text:p>3.7745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73198" calcext:value-type="float">
            <text:p>3.7319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64091" calcext:value-type="float">
            <text:p>3.64091</text:p>
          </table:table-cell>
          <table:table-cell/>
          <table:table-cell table:formula="of:=AVERAGE([.C141:.C147])" office:value-type="float" office:value="4.805742" calcext:value-type="float">
            <text:p>4.80574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96222" calcext:value-type="float">
            <text:p>4.96222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72924" calcext:value-type="float">
            <text:p>4.72924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99443" calcext:value-type="float">
            <text:p>4.9944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84923" calcext:value-type="float">
            <text:p>5.8492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48908" calcext:value-type="float">
            <text:p>4.48908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85374" calcext:value-type="float">
            <text:p>4.8537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9438" calcext:value-type="float">
            <text:p>55.9438</text:p>
          </table:table-cell>
          <table:table-cell/>
          <table:table-cell table:formula="of:=AVERAGE([.C150:.C156])" office:value-type="float" office:value="63.25656" calcext:value-type="float">
            <text:p>63.2565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3709" calcext:value-type="float">
            <text:p>70.370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4.8828" calcext:value-type="float">
            <text:p>64.88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6.5699" calcext:value-type="float">
            <text:p>66.569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5.5367" calcext:value-type="float">
            <text:p>65.53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9.0121" calcext:value-type="float">
            <text:p>59.012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.2813" calcext:value-type="float">
            <text:p>60.281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5973" calcext:value-type="float">
            <text:p>25.597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3.3711" calcext:value-type="float">
            <text:p>33.3711</text:p>
          </table:table-cell>
          <table:table-cell table:formula="of:=AVERAGE([.C159:.C165])" office:value-type="float" office:value="32.9704" calcext:value-type="float">
            <text:p>32.97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046" calcext:value-type="float">
            <text:p>27.04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9.9067" calcext:value-type="float">
            <text:p>39.90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0479" calcext:value-type="float">
            <text:p>42.047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4.1444" calcext:value-type="float">
            <text:p>34.144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3838" calcext:value-type="float">
            <text:p>30.38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7.9301" calcext:value-type="float">
            <text:p>27.930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2316" calcext:value-type="float">
            <text:p>21.2316</text:p>
          </table:table-cell>
          <table:table-cell table:formula="of:=AVERAGE([.C167:.C173])" office:value-type="float" office:value="22.1677" calcext:value-type="float">
            <text:p>22.16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2.8685" calcext:value-type="float">
            <text:p>22.868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.8844" calcext:value-type="float">
            <text:p>20.884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3.6863" calcext:value-type="float">
            <text:p>23.68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386" calcext:value-type="float">
            <text:p>18.838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7182" calcext:value-type="float">
            <text:p>29.718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9657" calcext:value-type="float">
            <text:p>21.965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0507" calcext:value-type="float">
            <text:p>21.0507</text:p>
          </table:table-cell>
          <table:table-cell table:formula="of:=AVERAGE([.C175:.C181])" office:value-type="float" office:value="19.85875" calcext:value-type="float">
            <text:p>19.858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124" calcext:value-type="float">
            <text:p>23.512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4819" calcext:value-type="float">
            <text:p>21.481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854" calcext:value-type="float">
            <text:p>18.485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1681" calcext:value-type="float">
            <text:p>15.168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17" calcext:value-type="float">
            <text:p>18.41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7141" calcext:value-type="float">
            <text:p>19.714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.1664" calcext:value-type="float">
            <text:p>16.1664</text:p>
          </table:table-cell>
          <table:table-cell table:formula="of:=AVERAGE([.C183:.C189])" office:value-type="float" office:value="16.06262" calcext:value-type="float">
            <text:p>16.062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7171" calcext:value-type="float">
            <text:p>12.717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7.9577" calcext:value-type="float">
            <text:p>17.957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8161" calcext:value-type="float">
            <text:p>12.816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4.943" calcext:value-type="float">
            <text:p>14.94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8.4299" calcext:value-type="float">
            <text:p>18.429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6957" calcext:value-type="float">
            <text:p>17.695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9585" calcext:value-type="float">
            <text:p>16.9585</text:p>
          </table:table-cell>
          <table:table-cell table:formula="of:=AVERAGE([.C191:.C197])" office:value-type="float" office:value="14.02416" calcext:value-type="float">
            <text:p>14.024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.7444" calcext:value-type="float">
            <text:p>13.744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.64" calcext:value-type="float">
            <text:p>12.6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5476" calcext:value-type="float">
            <text:p>15.547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.2303" calcext:value-type="float">
            <text:p>11.230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788" calcext:value-type="float">
            <text:p>10.978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7773" calcext:value-type="float">
            <text:p>13.777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9509" calcext:value-type="float">
            <text:p>10.9509</text:p>
          </table:table-cell>
          <table:table-cell table:formula="of:=AVERAGE([.C199:.C205])" office:value-type="float" office:value="12.35628" calcext:value-type="float">
            <text:p>12.3562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6896" calcext:value-type="float">
            <text:p>10.689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.5175" calcext:value-type="float">
            <text:p>11.51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8822" calcext:value-type="float">
            <text:p>10.882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.7808" calcext:value-type="float">
            <text:p>12.780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.65" calcext:value-type="float">
            <text:p>15.6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74927" calcext:value-type="float">
            <text:p>9.749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1007" calcext:value-type="float">
            <text:p>11.1007</text:p>
          </table:table-cell>
          <table:table-cell table:formula="of:=AVERAGE([.C207:.C213])" office:value-type="float" office:value="12.06382" calcext:value-type="float">
            <text:p>12.0638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8746" calcext:value-type="float">
            <text:p>8.5874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1216" calcext:value-type="float">
            <text:p>14.121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93898" calcext:value-type="float">
            <text:p>9.938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.094" calcext:value-type="float">
            <text:p>13.09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9413" calcext:value-type="float">
            <text:p>15.941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.0767" calcext:value-type="float">
            <text:p>10.076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1343" calcext:value-type="float">
            <text:p>8.31343</text:p>
          </table:table-cell>
          <table:table-cell/>
          <table:table-cell table:formula="of:=AVERAGE([.C215:.C221])" office:value-type="float" office:value="9.964615" calcext:value-type="float">
            <text:p>9.96461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7728" calcext:value-type="float">
            <text:p>8.77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37886" calcext:value-type="float">
            <text:p>8.3788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4704" calcext:value-type="float">
            <text:p>11.470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2386" calcext:value-type="float">
            <text:p>11.238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4682" calcext:value-type="float">
            <text:p>11.468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87503" calcext:value-type="float">
            <text:p>8.8750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2153" calcext:value-type="float">
            <text:p>10.2153</text:p>
          </table:table-cell>
          <table:table-cell table:formula="of:=AVERAGE([.C223:.C229])" office:value-type="float" office:value="9.73589" calcext:value-type="float">
            <text:p>9.7358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793" calcext:value-type="float">
            <text:p>7.979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.49988" calcext:value-type="float">
            <text:p>9.4998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482" calcext:value-type="float">
            <text:p>10.748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02838" calcext:value-type="float">
            <text:p>8.0283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96488" calcext:value-type="float">
            <text:p>5.9648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0168" calcext:value-type="float">
            <text:p>4.70168</text:p>
          </table:table-cell>
          <table:table-cell/>
          <table:table-cell table:formula="of:=AVERAGE([.C231:.C237])" office:value-type="float" office:value="5.996445" calcext:value-type="float">
            <text:p>5.99644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23074" calcext:value-type="float">
            <text:p>5.2307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61954" calcext:value-type="float">
            <text:p>6.6195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8496" calcext:value-type="float">
            <text:p>5.849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3155" calcext:value-type="float">
            <text:p>6.5315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859" calcext:value-type="float">
            <text:p>6.285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43771" calcext:value-type="float">
            <text:p>4.4377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36904" calcext:value-type="float">
            <text:p>4.36904</text:p>
          </table:table-cell>
          <table:table-cell table:formula="of:=AVERAGE([.C239:.C245])" office:value-type="float" office:value="5.274845" calcext:value-type="float">
            <text:p>5.27484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93595" calcext:value-type="float">
            <text:p>4.9359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42339" calcext:value-type="float">
            <text:p>5.4233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1889" calcext:value-type="float">
            <text:p>4.2188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6.371" calcext:value-type="float">
            <text:p>6.37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63644" calcext:value-type="float">
            <text:p>6.6364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88088" calcext:value-type="float">
            <text:p>4.8808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29392" calcext:value-type="float">
            <text:p>4.29392</text:p>
          </table:table-cell>
          <table:table-cell table:formula="of:=AVERAGE([.C247:.C253])" office:value-type="float" office:value="4.538065" calcext:value-type="float">
            <text:p>4.53806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68984" calcext:value-type="float">
            <text:p>4.6898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38651" calcext:value-type="float">
            <text:p>4.3865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8232" calcext:value-type="float">
            <text:p>4.0823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78199" calcext:value-type="float">
            <text:p>4.7819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50836" calcext:value-type="float">
            <text:p>5.5083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71741" calcext:value-type="float">
            <text:p>4.7174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1628" calcext:value-type="float">
            <text:p>4.1628</text:p>
          </table:table-cell>
          <table:table-cell table:formula="of:=AVERAGE([.C255:.C261])" office:value-type="float" office:value="4.1464375" calcext:value-type="float">
            <text:p>4.146437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171" calcext:value-type="float">
            <text:p>3.9417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47521" calcext:value-type="float">
            <text:p>5.4752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9771" calcext:value-type="float">
            <text:p>3.8977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292" calcext:value-type="float">
            <text:p>3.94292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53832" calcext:value-type="float">
            <text:p>4.538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812" calcext:value-type="float">
            <text:p>4.381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85965" calcext:value-type="float">
            <text:p>4.85965</text:p>
          </table:table-cell>
          <table:table-cell table:formula="of:=AVERAGE([.C263:.C269])" office:value-type="float" office:value="4.4889875" calcext:value-type="float">
            <text:p>4.488987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175" calcext:value-type="float">
            <text:p>4.17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55905" calcext:value-type="float">
            <text:p>4.5590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76679" calcext:value-type="float">
            <text:p>3.7667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05906" calcext:value-type="float">
            <text:p>6.05906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6225" calcext:value-type="float">
            <text:p>4.362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19235" calcext:value-type="float">
            <text:p>4.1923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77266" calcext:value-type="float">
            <text:p>5.77266</text:p>
          </table:table-cell>
          <table:table-cell/>
          <table:table-cell table:formula="of:=AVERAGE([.C271:.C277])" office:value-type="float" office:value="4.7887475" calcext:value-type="float">
            <text:p>4.788747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73049" calcext:value-type="float">
            <text:p>4.7304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5.19289" calcext:value-type="float">
            <text:p>5.1928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06147" calcext:value-type="float">
            <text:p>4.06147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45666" calcext:value-type="float">
            <text:p>4.45666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77495" calcext:value-type="float">
            <text:p>4.774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7774" calcext:value-type="float">
            <text:p>3.777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15264" calcext:value-type="float">
            <text:p>4.15264</text:p>
          </table:table-cell>
          <table:table-cell table:formula="of:=AVERAGE([.C279:.C285])" office:value-type="float" office:value="3.935906" calcext:value-type="float">
            <text:p>3.93590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79067" calcext:value-type="float">
            <text:p>3.7906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762" calcext:value-type="float">
            <text:p>5.376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88183" calcext:value-type="float">
            <text:p>3.8818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97025" calcext:value-type="float">
            <text:p>3.9702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.88414" calcext:value-type="float">
            <text:p>3.8841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5:33:12.180727178</meta:creation-date>
    <meta:generator>LibreOffice/5.1.6.2$Linux_X86_64 LibreOffice_project/10m0$Build-2</meta:generator>
    <dc:date>2018-03-24T16:34:47.562819710</dc:date>
    <meta:editing-duration>PT51M18S</meta:editing-duration>
    <meta:editing-cycles>15</meta:editing-cycles>
    <meta:document-statistic meta:table-count="1" meta:cell-count="764" meta:object-count="0"/>
  </office:meta>
</office:document-meta>
</file>